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Mono" officeooo:rsid="00001547" officeooo:paragraph-rsid="00001547"/>
    </style:style>
    <style:style style:name="P2" style:family="paragraph" style:parent-style-name="Standard">
      <style:paragraph-properties fo:text-align="center" style:justify-single-word="false"/>
      <style:text-properties style:font-name="FreeMono" officeooo:rsid="00001547" officeooo:paragraph-rsid="00001547"/>
    </style:style>
    <style:style style:name="P3" style:family="paragraph" style:parent-style-name="Standard">
      <style:paragraph-properties fo:text-align="center" style:justify-single-word="false"/>
      <style:text-properties style:font-name="FreeMono" fo:font-weight="bold" officeooo:rsid="00001547" officeooo:paragraph-rsid="00001547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FreeMono" fo:font-weight="bold" officeooo:rsid="0002f038" officeooo:paragraph-rsid="0002f03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FreeMono" officeooo:rsid="0002f038" officeooo:paragraph-rsid="0002f0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ristopher Bero</text:p>
      <text:p text:style-name="P1">CPE412</text:p>
      <text:p text:style-name="P1">HW3</text:p>
      <text:p text:style-name="P1"/>
      <text:p text:style-name="P3">Matrix Multiplication &amp; Compiler Comparison</text:p>
      <text:p text:style-name="P2"/>
      <text:p text:style-name="P4">Part 1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30T15:25:29.810239211</meta:creation-date>
    <dc:date>2015-09-30T15:32:32.646197894</dc:date>
    <meta:editing-duration>PT7M1S</meta:editing-duration>
    <meta:editing-cycles>3</meta:editing-cycles>
    <meta:generator>LibreOffice/5.0.1.2.0$Linux_X86_64 LibreOffice_project/00m0$Build-2</meta:generator>
    <meta:document-statistic meta:table-count="0" meta:image-count="0" meta:object-count="0" meta:page-count="1" meta:paragraph-count="5" meta:word-count="11" meta:character-count="74" meta:non-whitespace-character-count="68"/>
  </office:meta>
</office:document-meta>
</file>